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Verdana, Helvetica, sans-serif"/>
    <style:font-face style:name="Mangal1" svg:font-family="Mangal"/>
    <style:font-face style:name="OpenSymbol" svg:font-family="OpenSymbol"/>
    <style:font-face style:name="Trebuchet MS" svg:font-family="'Trebuchet MS'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4">
      <style:paragraph-properties fo:line-height="100%" fo:text-align="start" style:justify-single-word="false"/>
      <style:text-properties fo:font-variant="normal" fo:text-transform="none" fo:color="#000000" style:font-name="Calibri" fo:font-size="11pt" fo:letter-spacing="normal" fo:font-style="normal" fo:font-weight="bold" style:font-size-asian="11pt" style:font-size-complex="11pt"/>
    </style:style>
    <style:style style:name="P2" style:family="paragraph" style:parent-style-name="Text_20_body" style:list-style-name="L5">
      <style:paragraph-properties fo:line-height="100%" fo:text-align="start" style:justify-single-word="false"/>
      <style:text-properties fo:font-variant="normal" fo:text-transform="none" fo:color="#000000" style:font-name="Calibri" fo:font-size="11pt" fo:letter-spacing="normal" fo:font-style="normal" fo:font-weight="bold" style:font-size-asian="11pt" style:font-size-complex="11pt"/>
    </style:style>
    <style:style style:name="P3" style:family="paragraph" style:parent-style-name="Text_20_body" style:list-style-name="L6">
      <style:paragraph-properties fo:line-height="100%" fo:text-align="start" style:justify-single-word="false"/>
      <style:text-properties fo:font-variant="normal" fo:text-transform="none" fo:color="#000000" style:font-name="Calibri" fo:font-size="11pt" fo:letter-spacing="normal" fo:font-style="normal" fo:font-weight="bold" style:font-size-asian="11pt" style:font-size-complex="11pt"/>
    </style:style>
    <style:style style:name="P4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font-name="Calibri" fo:font-size="11pt" fo:letter-spacing="normal" fo:font-style="normal" fo:font-weight="normal" style:font-size-asian="11pt" style:font-size-complex="11pt"/>
    </style:style>
    <style:style style:name="P5" style:family="paragraph" style:parent-style-name="Text_20_body">
      <style:paragraph-properties fo:line-height="100%" fo:text-align="justify" style:justify-single-word="false"/>
    </style:style>
    <style:style style:name="P6" style:family="paragraph" style:parent-style-name="Text_20_body">
      <style:paragraph-properties fo:line-height="100%" fo:text-align="start" style:justify-single-word="false"/>
      <style:text-properties style:font-name="Calibri" fo:font-size="11pt" style:font-size-asian="11pt" style:font-size-complex="11pt"/>
    </style:style>
    <style:style style:name="P7" style:family="paragraph" style:parent-style-name="Text_20_body">
      <style:paragraph-properties fo:margin-top="0cm" fo:margin-bottom="0cm" style:contextual-spacing="false" fo:line-height="100%" fo:text-align="justify" style:justify-single-word="false"/>
    </style:style>
    <style:style style:name="P8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style:font-name="Calibri" fo:font-size="11pt" fo:letter-spacing="normal" fo:font-style="normal" fo:font-weight="normal" style:font-size-asian="11pt" style:font-size-complex="11pt"/>
    </style:style>
    <style:style style:name="P9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</style:style>
    <style:style style:name="T1" style:family="text">
      <style:text-properties fo:font-variant="normal" fo:text-transform="none" fo:color="#000000" style:font-name="Trebuchet MS" fo:font-size="11.25pt" fo:letter-spacing="normal" fo:font-style="normal" fo:font-weight="normal"/>
    </style:style>
    <style:style style:name="T2" style:family="text">
      <style:text-properties fo:font-variant="normal" fo:text-transform="none" fo:color="#000000" fo:font-size="11.25pt" fo:letter-spacing="normal" fo:font-style="normal" fo:font-weight="normal"/>
    </style:style>
    <style:style style:name="T3" style:family="text">
      <style:text-properties fo:font-variant="normal" fo:text-transform="none" fo:color="#000000" style:font-name="Calibri" fo:font-size="11.25pt" fo:letter-spacing="normal" fo:font-style="normal" fo:font-weight="normal"/>
    </style:style>
    <style:style style:name="T4" style:family="text">
      <style:text-properties fo:font-variant="normal" fo:text-transform="none" fo:color="#000000" style:font-name="Calibri" fo:letter-spacing="normal" fo:font-style="normal" fo:font-weight="normal"/>
    </style:style>
    <style:style style:name="T5" style:family="text">
      <style:text-properties fo:font-variant="normal" fo:text-transform="none" fo:color="#000000" style:font-name="Calibri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54377" style:text-line-through-style="none" style:font-name="Trebuchet MS" fo:font-size="11.25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054377" style:text-line-through-style="none" fo:font-size="11.2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054377" style:text-line-through-style="none" style:font-name="Calibri" fo:font-size="11.25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054377" style:text-line-through-style="none" style:font-name="Calibri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054377" style:text-line-through-style="none" style:font-name="Calibri" fo:font-size="11pt" fo:letter-spacing="normal" fo:font-style="normal" style:text-underline-style="none" fo:font-weight="normal" style:text-blinking="false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586720126303217911" text:style-name="L4">
        <text:list-item>
          <text:p text:style-name="P1">Objetivo</text:p>
        </text:list-item>
      </text:list>
      <text:p text:style-name="P8">Esta atividade tem como objetivo principal o desenvolvimento de uma metodologia em OpenCV para a detecção de linhas e formas circulares a partir da Transformada Hough.</text:p>
      <text:list xml:id="list8399229753543822580" text:style-name="L5">
        <text:list-item>
          <text:p text:style-name="P2">Procedimentos</text:p>
        </text:list-item>
      </text:list>
      <text:p text:style-name="P9"><text:span text:style-name="T5">1) A partir do arquivo disponibilizado (houghlines.c) faça as alterações necessárias para permitir suporte de entrada um arquivo de vídeo (qualquer formato suportado pelo OpenCV) e também o streamming de vídeo fornecido por uma webcam instalada na porta Usb do Computador.<text:line-break/><text:line-break/>2) Após o desenvolvimento do item 1, e utilizando o tutorial disponibilizado no link </text:span><text:a xlink:type="simple" xlink:href="http://docs.opencv.org/doc/tutorials/imgproc/imgtrans/hough_circle/hough_circle.html" office:target-frame-name="_blank" xlink:show="new"><text:span text:style-name="T11">http://docs.opencv.org/doc/tutorials/imgproc/imgtrans/hough_circle/hough_circle.html</text:span></text:a><text:span text:style-name="T5"> incorpore o processo de detecção de linhas e círculos no mesmo código fonte, de forma que o programa seja capaz de detectar tanto linhas, quanto círculos na mesma imagem de entrada (arquivo de imagem, vídeo ou câmera usb).<text:line-break/><text:line-break/>3) Em seguida, teste o processo de detecção para as seguintes situações:<text:line-break/>3.1) Teste a implementação para as imagens disponíveis nestes links: </text:span><text:a xlink:type="simple" xlink:href="http://bit.ly/19bJYtC" office:target-frame-name="_blank" xlink:show="new"><text:span text:style-name="T11">http://bit.ly/19bJYtC</text:span></text:a><text:span text:style-name="T5"> e </text:span><text:a xlink:type="simple" xlink:href="http://www.presentationmagazine.com/powerpoint-templates/00105/468slide1.jpg" office:target-frame-name="_blank" xlink:show="new"><text:span text:style-name="T11">http://www.presentationmagazine.com/powerpoint-templates/00105/468slide1.jpg</text:span></text:a><text:span text:style-name="T5"> <text:line-break/>3.2) Teste a implementação para o vídeo disponível neste link: </text:span><text:a xlink:type="simple" xlink:href="http://dasl.mem.drexel.edu/~noahKuntz/Flight%20Training/Firebird_Hover.avi"><text:span text:style-name="T11">WMP video</text:span></text:a><text:span text:style-name="T5"><text:line-break/>3.3) Imprima as duas imagens do item 3.1 e fixe as duas em uma superfície rígida. Utilizando a webcam instalada via UsB apresente as duas imagens impressas, separadamente. Compare os resultados da detecção de linhas e círculos obtidos com os resultados obtidos na detecção do item 3.1. Para validar e comparar os resultados, faça contabilize quantos segmentos de reta foram detectados (dica: para facilitar utilize o programa desenvolvimento para fazer a contagem automática) e repita o processo de apresentação das imagens impressas 10 vezes (pelo menos), calculando sempre a média de círculos e retas detectadas para cada imagem. Descreva em relatório o motivo das diferenças entre os resultados obtidos no item 3.1 e 3.3, verificando as influências de elementos externos (iluminação, posição da imagem, ruído de captura) e internos (resolução da câmera, por exemplo) nos resultados obtidos.</text:span></text:p>
      <text:list xml:id="list271963739754584548" text:style-name="L6">
        <text:list-item>
          <text:p text:style-name="P3">Instruções para Elaboração do Relatório</text:p>
        </text:list-item>
      </text:list>
      <text:p text:style-name="P4">O relatório deve demonstrar que a respectiva atividade de laboratório foi realizada com sucesso e que os princípios subjacentes foram compreendidos.<text:line-break/>O relatório da atividade de laboratório é o documento gerado a partir do trabalho realizado seguindo as orientações exigidas na metodologia de laboratório. Este deve espelhar todo o trabalho desenvolvido nos processos de obtenção dos dados e sua análise. Apresentamos a seguir uma recomendação de organização para o relatório da atividade de laboratório. Deverá conter as seguintes partes:</text:p>
      <text:p text:style-name="P4"><text:line-break/>i. Identificação: Possuir a indicação clara do título do experimento abordado, a data da sua realização, a identificação da disciplina/turma, os nomes dos componentes do grupo, número de matrícula e email.</text:p>
      <text:p text:style-name="P4">ii. Objetivos: Apresentar de forma clara, porém sucinta, os objetivos do laboratório. </text:p>
      <text:p text:style-name="P4">iii. Introdução: Deve conter a teoria necessária à realização da atividade de laboratório.</text:p>
      <text:p text:style-name="P4">iv. Materiais e Métodos: É dedicada à apresentação dos materiais e equipamentos, descrição do arranjo experimental e uma exposição minuciosa do procedimento de laboratório realmente adotado. </text:p>
      <text:p text:style-name="P4">v. Resultados: Nesta parte são apresentados os resultados das implementações efetuadas, na forma de tabelas e gráficos, sem que se esqueça de identificar em cada caso os parâmetros utilizados.</text:p>
      <text:p text:style-name="P4">vi. Discussão e Conclusões: A discussão visa comparar os resultados obtidos e os previstos pela teoria. Deve se justificar eventuais discrepâncias observadas. As conclusões resumem a atividade de laboratório e destacam os principais resultados e aplicações dos conceitos vistos.</text:p>
      <text:p text:style-name="P4">vii. Bibliografia: Citar as fontes consultadas, respeitando as regras de apresentação de bibliografia (autor, título, editora, edição, ano, página de início e fim).</text:p>
      <text:p text:style-name="P6"><text:span text:style-name="T6">O relatório do laboratório deverá ser confeccionado em editor eletrônico de textos, utilizando o padrão de formatação descrito no arquivo de exemplo, disponibilizado no website da disciplina (oficial e/ou mirror). Estão disponibilizados dois padrões: um formato para editor padrão Microsoft Word© (arquivo extensão *.doc) e o outro para editores científicos LATEX (arquivo extensão *.zip contendo arquivo de exemplo do uso do pacote), cabendo ao grupo a escolha de qual editor eletrônico será utiliz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Verdana, Helvetica, sans-serif"/>
    <style:font-face style:name="Mangal1" svg:font-family="Mangal"/>
    <style:font-face style:name="OpenSymbol" svg:font-family="OpenSymbol"/>
    <style:font-face style:name="Trebuchet MS" svg:font-family="'Trebuchet MS'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1.7cm" fo:margin-left="0.7cm" fo:margin-right="0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5T22:45:28.03</meta:creation-date>
    <dc:date>2013-10-15T23:06:15.13</dc:date>
    <meta:editing-duration>PT5M37S</meta:editing-duration>
    <meta:editing-cycles>1</meta:editing-cycles>
    <meta:document-statistic meta:table-count="0" meta:image-count="0" meta:object-count="0" meta:page-count="1" meta:paragraph-count="14" meta:word-count="629" meta:character-count="4356" meta:non-whitespace-character-count="3738"/>
    <meta:generator>LibreOffice/4.0.0.3$Windows_x86 LibreOffice_project/7545bee9c2a0782548772a21bc84a9dcc583b89</meta:generator>
  </office:meta>
</office:document-meta>
</file>